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cffc" officeooo:paragraph-rsid="0014cffc"/>
    </style:style>
    <style:style style:name="P2" style:family="paragraph" style:parent-style-name="Standard">
      <style:text-properties officeooo:rsid="0014cffc" officeooo:paragraph-rsid="0015228a"/>
    </style:style>
    <style:style style:name="P3" style:family="paragraph" style:parent-style-name="Standard">
      <style:text-properties officeooo:rsid="0015228a" officeooo:paragraph-rsid="0015228a"/>
    </style:style>
    <style:style style:name="P4" style:family="paragraph" style:parent-style-name="Text_20_body">
      <style:text-properties officeooo:rsid="00160a44" officeooo:paragraph-rsid="00160a44"/>
    </style:style>
    <style:style style:name="P5" style:family="paragraph" style:parent-style-name="Text_20_body">
      <style:text-properties officeooo:paragraph-rsid="00160a44"/>
    </style:style>
    <style:style style:name="T1" style:family="text">
      <style:text-properties officeooo:rsid="0015228a"/>
    </style:style>
    <style:style style:name="T2" style:family="text">
      <style:text-properties officeooo:rsid="00160a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ferencableChunk</text:h>
      <text:p text:style-name="P4">A chosen name for an abstract block of data within a RevisionStoreFile according to MS-ONESTORE.</text:p>
      <text:p text:style-name="P4">To parse the document there are 4 structures which reference file locations by an absolute position.<text:line-break/>If we want to change the size of a chunk within the file, all chunks which follow the changed-size chunk will be not referenced correctly anymore. That’s why we need a structure which records the file structure and is able to calculate the stream pointer value as dependent from that structure.</text:p>
      <text:p text:style-name="P5"><text:span text:style-name="T2">Each referencable chunk has the property of being serially parsed without the need to jump to an other file location.</text:span></text:p>
      <text:p text:style-name="Standard"/>
      <text:p text:style-name="P3">The following objects have been identified to qualify as such referencable chunk:</text:p>
      <text:p text:style-name="P1">RevisionStoreFileHeader, FileNodeListFragment*, FileNode, FreeChunkListFragment, FreeChunk, TransactionLogFragment, FileDataStoreObject, ObjectSpaceObjectPropSet, ObjectInfoDependencyOverrideData, and EncryptedFragment.</text:p>
      <text:p text:style-name="P1"/>
      <text:p text:style-name="P2">* <text:span text:style-name="T1">The FileNodeListFragment containes a number of FileNodes. To avoid branching the FileNodeListFragment will be considered to consists of a FileNodeListFragmentHeader, FileNodeListFragmentFooter, as individual ReferencableChunk as well as FileNod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Engel</meta:initial-creator>
    <meta:creation-date>2020-10-13T18:13:53.382874289</meta:creation-date>
    <dc:date>2020-10-13T18:23:25.549329357</dc:date>
    <dc:creator>Sebastian Engel</dc:creator>
    <meta:editing-duration>PT9M32S</meta:editing-duration>
    <meta:editing-cycles>3</meta:editing-cycles>
    <meta:generator>LibreOffice/7.0.2.2$Linux_X86_64 LibreOffice_project/00$Build-2</meta:generator>
    <meta:document-statistic meta:table-count="0" meta:image-count="0" meta:object-count="0" meta:page-count="1" meta:paragraph-count="7" meta:word-count="155" meta:character-count="1173" meta:non-whitespace-character-count="1025"/>
  </office:meta>
</office:document-meta>
</file>